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SOS</text:span> <text:span text:style-name="T1">DE PRUEBA ULTRON</text:span><text:line-break/><text:line-break/>Caso de prueba 1-testing<text:line-break/><text:line-break/><text:span text:style-name="T3">Id</text:span>:1<text:line-break/><text:span text:style-name="T3">Titulo:</text:span> pantalla de inicio<text:line-break/><text:line-break/><text:span text:style-name="T3">Descripcion:</text:span> testeo de funcionabilidad de pantalla de inicio<text:line-break/><text:line-break/><text:span text:style-name="T3">Precondiciones + postcondiciones:</text:span> iniciar aplicacion<text:line-break/><text:line-break/><text:span text:style-name="T3">Pasos a seguir + datos:</text:span><text:line-break/>1-llenar los campos con tus datos<text:line-break/>2-darle al boton de ingresar<text:line-break/>3-redirecciona a la pagina principal<text:line-break/><text:line-break/><text:span text:style-name="T3">Resultado esperado:</text:span> que rediriga correctamente a la pantalla de incio<text:line-break/><text:line-break/><text:span text:style-name="T3">Prioridad:</text:span> alta<text:line-break/><text:line-break/><text:span text:style-name="T3">Id</text:span>:2<text:line-break/><text:span text:style-name="T3">Titulo:</text:span> tamaño de imagen<text:line-break/><text:line-break/><text:span text:style-name="T3">Descripcion:</text:span> testeo de imagen junto a su compatibilidas con sus pixeles<text:line-break/><text:line-break/><text:span text:style-name="T3">Precondiciones + postcondiciones:</text:span> iniciar la aplicacion<text:line-break/><text:line-break/><text:span text:style-name="T3">Pasos a seguir + datos:</text:span><text:line-break/>1-llenar los campos con tus datos<text:line-break/>2-darle al boton de ingresar<text:line-break/>3-redirecciona a la pagina principal<text:line-break/><text:line-break/><text:span text:style-name="T3">Resultado esperado: </text:span>que si la imagen exede los pixeles permitidos o es menor que el minimo se modifique la imagen para que se logre ver bien.<text:line-break/><text:line-break/><text:span text:style-name="T3">Prioridad:</text:span> alta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soft-page-break/><text:span text:style-name="T3">Id:</text:span>3<text:line-break/><text:span text:style-name="T3">Titulo: </text:span>registro de nombre de usuario<text:line-break/><text:line-break/><text:span text:style-name="T3">Descripcion:</text:span> testeo de inicio de sesion<text:line-break/><text:line-break/><text:span text:style-name="T3">Precondiciones + postcondiciones:</text:span> que el login funcione<text:line-break/><text:line-break/><text:span text:style-name="T3">Pasos a seguir + datos:</text:span><text:line-break/>1-llenar los campos con tus datos<text:line-break/>2-darle al boton de ingresar<text:line-break/>3-crear tu cuenta <text:line-break/><text:line-break/><text:span text:style-name="T3">Resultado esperado:</text:span> que el usuario pueda crear su usuario correctamente y tenga su registro al ingresar a la app</text:p>
      <text:p text:style-name="P1"><text:line-break/><text:span text:style-name="T3">Prioridad:</text:span> alta</text:p>
      <text:p text:style-name="P1"><text:line-break/><text:span text:style-name="T3">Id:</text:span>4<text:line-break/><text:span text:style-name="T3">Titulo:</text:span> ingreso a la aplicacion<text:line-break/><text:line-break/><text:span text:style-name="T3">Descripcion:</text:span> poder empezar a utilizar la app<text:line-break/><text:line-break/><text:span text:style-name="T3">Precondiciones + postcondiciones: </text:span><text:span text:style-name="T4">que los botones esten asignados correctamente según la tarea correspondiente</text:span><text:line-break/><text:line-break/><text:span text:style-name="T3">Pasos a seguir + datos:</text:span></text:p>
      <text:p text:style-name="P2">1-ingresar a la pantalla principal</text:p>
      <text:p text:style-name="P2">2-conocer los botones</text:p>
      <text:p text:style-name="P2">3-ingresar al que necesitemos</text:p>
      <text:p text:style-name="P1"><text:span text:style-name="T3"/></text:p>
      <text:p text:style-name="P1"><text:span text:style-name="T3">Resultado esperado:</text:span><text:span text:style-name="T4">poder satifacer la necesidad del usuario</text:span></text:p>
      <text:p text:style-name="P1"><text:span text:style-name="T3"/></text:p>
      <text:p text:style-name="P1"><text:span text:style-name="T3">Prioridad: </text:span><text:span text:style-name="T4">media</text:span><text:line-break/><text:line-break/><text:span text:style-name="T3">Id</text:span>:5</text:p>
      <text:p text:style-name="P1"><text:span text:style-name="T3">Titulo:</text:span> Base de datos que no integre el nombre a la base de datos<text:line-break/><text:line-break/><text:span text:style-name="T3">Descripcion:</text:span> que el input del nombre no guarde o intente la informacion a la base de datos<text:line-break/><text:line-break/><text:span text:style-name="T3">Precondiciones + postcondiciones:</text:span><text:span text:style-name="T4">haber iniciado la aplicacion</text:span><text:line-break/><text:line-break/><text:span text:style-name="T3">Pasos a seguir + datos:</text:span></text:p>
      <text:p text:style-name="P2">1-el usuario hace click en la aplicación</text:p>
      <text:p text:style-name="P2">2-apretar en poner nombre</text:p>
      <text:p text:style-name="P2">3-apretar en aceptar</text:p>
      <text:p text:style-name="P1"><text:span text:style-name="T3"/></text:p>
      <text:p text:style-name="P1"><text:span text:style-name="T3">Datos incluyentes: </text:span><text:span text:style-name="T4">no muestra nombre en el nav-bar</text:span><text:line-break/></text:p>
      <text:p text:style-name="P1"><text:span text:style-name="T3">Resultado esperado:</text:span><text:span text:style-name="T4">verificar si hay fallas en la base de datos y que funcione correctamente.</text:span></text:p>
      <text:p text:style-name="P1"><text:span text:style-name="T3"/></text:p>
      <text:p text:style-name="P1"><text:span text:style-name="T3">Prioridad:</text:span><text:span text:style-name="T4">media alta</text:span></text:p>
      <text:p text:style-name="P1"/>
      <text:p text:style-name="P1"><text:soft-page-break/><text:span text:style-name="T3">Id:</text:span>6 <text:line-break/><text:span text:style-name="T3">Titulo:</text:span> creacion de los botones<text:line-break/><text:line-break/><text:span text:style-name="T3">Descripcion:</text:span> poder crear un boton por cada funcion que necesitemos<text:line-break/><text:line-break/><text:span text:style-name="T3">Precondiciones + postcondiciones: </text:span><text:span text:style-name="T4">que al ingresar lleve a una pantalla aparte donde se pueda realizar la tarea.</text:span><text:line-break/><text:line-break/><text:span text:style-name="T3">Pasos a seguir + datos:</text:span></text:p>
      <text:p text:style-name="P2">1-creacion de los botones</text:p>
      <text:p text:style-name="P2">2-que tenga un redireccionamiento hacia otra pantalla.</text:p>
      <text:p text:style-name="P2">3-poder realizar la tarea asignada por el usuario.</text:p>
      <text:p text:style-name="P1"><text:span text:style-name="T3"/></text:p>
      <text:p text:style-name="P1"><text:span text:style-name="T3">Resultado esperado: </text:span><text:span text:style-name="T4">que los botones funcionen correctamente y con su redireccionamiento correspondiente</text:span></text:p>
      <text:p text:style-name="P2"/>
      <text:p text:style-name="P1"><text:span text:style-name="T3">Prioridad: alta</text:span><text:line-break/><text:line-break/><text:span text:style-name="T3">Id:</text:span>7</text:p>
      <text:p text:style-name="P1"><text:span text:style-name="T3">Titulo:</text:span> redireccion de los botones a su tarea correspondiente<text:line-break/><text:line-break/><text:span text:style-name="T3">Descripcion:</text:span> que no tengan un maximo de tareas realizadas y que puedan tener notificaciones aparte para poder avisarle al usuario con respecto a sus tareas.<text:line-break/><text:line-break/><text:span text:style-name="T3">Precondiciones + postcondiciones: </text:span><text:span text:style-name="T4">haber entrado al boton que se haya asignado</text:span><text:span text:style-name="T3"><text:line-break/></text:span><text:line-break/><text:span text:style-name="T3">Pasos a seguir + datos:</text:span></text:p>
      <text:p text:style-name="P2">1-entrar a una tarea con su determinado boton</text:p>
      <text:p text:style-name="P2">2-realizar la tarea, por ejemplo colocar una alarma.</text:p>
      <text:p text:style-name="P2">3-que la aplicación la guarde y le notifique al usuario si ya hay un registro similar a lo que hizo recientemente.</text:p>
      <text:p text:style-name="P1"><text:span text:style-name="T3"/></text:p>
      <text:p text:style-name="P1"><text:span text:style-name="T3">Resultado esperado: </text:span><text:span text:style-name="T4">que la redireccion y la tarea asignada sea cumplida</text:span></text:p>
      <text:p text:style-name="P2"/>
      <text:p text:style-name="P1"><text:span text:style-name="T3">Prioridad: </text:span><text:span text:style-name="T4">al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anca rocio</meta:initial-creator>
    <meta:creation-date>2024-06-28T23:32:30.17</meta:creation-date>
    <dc:date>2024-06-29T00:28:19.58</dc:date>
    <dc:creator>bianca rocio</dc:creator>
    <meta:editing-duration>PT9M54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3" meta:paragraph-count="28" meta:word-count="495" meta:character-count="3229"/>
  </office:meta>
</office:document-meta>
</file>